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42.995cm"/>
    </style:style>
    <style:style style:name="co7" style:family="table-column">
      <style:table-column-properties fo:break-before="auto" style:column-width="22.2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page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Set</text:p>
          </table:table-cell>
          <table:table-cell office:value-type="string">
            <text:p>Price</text:p>
          </table:table-cell>
          <table:table-cell office:value-type="string">
            <text:p>mortgage</text:p>
          </table:table-cell>
          <table:table-cell office:value-type="string">
            <text:p>rent</text:p>
          </table:table-cell>
          <table:table-cell office:value-type="string">
            <text:p>buildinng_cost</text:p>
          </table:table-cell>
          <table:table-cell office:value-type="string">
            <text:p>1_house</text:p>
          </table:table-cell>
          <table:table-cell office:value-type="string">
            <text:p>2_houses</text:p>
          </table:table-cell>
          <table:table-cell office:value-type="string">
            <text:p>3_houses</text:p>
          </table:table-cell>
          <table:table-cell office:value-type="string">
            <text:p>4_houses</text:p>
          </table:table-cell>
          <table:table-cell office:value-type="string">
            <text:p>hot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 office:value-type="string">
            <text:p>Till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 office:value-type="string">
            <text:p>Magenta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 office:value-type="string">
            <text:p>Orange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 office:value-type="string">
            <text:p>Red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 office:value-type="string">
            <text:p>Yellow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 office:value-type="string">
            <text:p>Green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 office:value-type="string">
            <text:p>Cyan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 office:value-type="string">
            <text:p>Cyan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dice_multiplier_1</text:p>
          </table:table-cell>
          <table:table-cell office:value-type="string">
            <text:p>dice_multiplier_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office:value-type="string">
            <text:p>Utility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office:value-type="string">
            <text:p>Utility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1_station</text:p>
          </table:table-cell>
          <table:table-cell office:value-type="string">
            <text:p>2_stations</text:p>
          </table:table-cell>
          <table:table-cell office:value-type="string">
            <text:p>3_stations</text:p>
          </table:table-cell>
          <table:table-cell office:value-type="string">
            <text:p>4_station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Fields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3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5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>
            <text:p>Move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 table:number-rows-repeated="5">
          <table:table-cell/>
          <table:table-cell table:style-name="ce1"/>
          <table:table-cell table:number-columns-repeated="4"/>
        </table:table-row>
        <table:table-row table:style-name="ro1" table:number-rows-repeated="43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chest card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 table:number-rows-repeated="16">
          <table:table-cell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02/03/2023</text:date>, <text:time>20:53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3-03-02T20:53:07.39</dc:date>
    <dc:creator>Artur Szczypta</dc:creator>
    <meta:editing-duration>PT5H21M49S</meta:editing-duration>
    <meta:editing-cycles>13</meta:editing-cycles>
    <meta:generator>OpenOffice/4.1.6$Win32 OpenOffice.org_project/416m1$Build-9790</meta:generator>
    <meta:document-statistic meta:table-count="4" meta:cell-count="762" meta:object-count="0"/>
  </office:meta>
</office:document-meta>
</file>